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A000000AA25BBAB6F.png"/>
  <manifest:file-entry manifest:media-type="image/png" manifest:full-path="Pictures/1000000000000280000002806C9479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02cm" svg:stroke-color="#0000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ff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ffff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center" draw:textarea-vertical-align="middle" draw:shadow="hidden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56cm" svg:height="0.721cm" svg:x="2.525cm" svg:y="6.145cm">
          <draw:text-box>
            <text:p><text:span text:style-name="T1">Day</text:span></text:p>
          </draw:text-box>
        </draw:frame>
        <draw:frame draw:style-name="gr1" draw:text-style-name="P1" draw:layer="layout" svg:width="1.488cm" svg:height="0.721cm" svg:x="2.393cm" svg:y="9.08cm">
          <draw:text-box>
            <text:p><text:span text:style-name="T1">Night</text:span></text:p>
          </draw:text-box>
        </draw:frame>
        <draw:frame draw:style-name="gr1" draw:text-style-name="P1" draw:layer="layout" svg:width="1.653cm" svg:height="0.721cm" svg:x="2.286cm" svg:y="3.21cm">
          <draw:text-box>
            <text:p><text:span text:style-name="T1">All On</text:span></text:p>
          </draw:text-box>
        </draw:frame>
        <draw:frame draw:style-name="gr1" draw:text-style-name="P1" draw:layer="layout" svg:width="1.645cm" svg:height="0.721cm" svg:x="2.373cm" svg:y="12.013cm">
          <draw:text-box>
            <text:p><text:span text:style-name="T1">All Off</text:span></text:p>
          </draw:text-box>
        </draw:frame>
        <draw:frame draw:style-name="gr1" draw:text-style-name="P1" draw:layer="layout" svg:width="1.256cm" svg:height="0.721cm" svg:x="16.473cm" svg:y="3.384cm">
          <draw:text-box>
            <text:p><text:span text:style-name="T1">Day</text:span></text:p>
          </draw:text-box>
        </draw:frame>
        <draw:frame draw:style-name="gr1" draw:text-style-name="P1" draw:layer="layout" svg:width="1.488cm" svg:height="0.721cm" svg:x="16.456cm" svg:y="7.646cm">
          <draw:text-box>
            <text:p><text:span text:style-name="T1">Night</text:span></text:p>
          </draw:text-box>
        </draw:frame>
        <draw:connector draw:style-name="gr2" draw:text-style-name="P2" draw:layer="layout" draw:type="curve" draw:line-skew="-0.45cm" svg:x1="8.829cm" svg:y1="3.181cm" svg:x2="13.632cm" svg:y2="5.036cm" draw:start-shape="id1" draw:start-glue-point="1" draw:end-shape="id2" draw:end-glue-point="3" svg:d="m8829 3181c2926 0 525 1855 4803 1855">
          <text:p/>
        </draw:connector>
        <draw:connector draw:style-name="gr2" draw:text-style-name="P2" draw:layer="layout" draw:type="curve" draw:line-skew="-0.572cm" svg:x1="8.829cm" svg:y1="6.116cm" svg:x2="13.632cm" svg:y2="5.036cm" draw:start-shape="id3" draw:start-glue-point="1" draw:end-shape="id2" draw:end-glue-point="3" svg:d="m8829 6116c2743 0 342-1080 4803-1080">
          <text:p/>
        </draw:connector>
        <draw:connector draw:style-name="gr3" draw:text-style-name="P2" draw:layer="layout" draw:type="curve" draw:line-skew="-1.085cm" svg:x1="8.83cm" svg:y1="3.913cm" svg:x2="13.681cm" svg:y2="9.28cm" draw:start-shape="id4" draw:start-glue-point="1" draw:end-shape="id5" draw:end-glue-point="3" svg:d="m8830 3913c2010 0-415 5367 4851 5367">
          <text:p/>
        </draw:connector>
        <draw:connector draw:style-name="gr3" draw:text-style-name="P2" draw:layer="layout" draw:type="curve" draw:line-skew="-0.076cm" svg:x1="8.83cm" svg:y1="9.783cm" svg:x2="13.681cm" svg:y2="9.28cm" draw:start-shape="id6" draw:start-glue-point="1" draw:end-shape="id5" draw:end-glue-point="3" svg:d="m8830 9783c3523 0 1098-503 4851-503">
          <text:p/>
        </draw:connector>
        <draw:connector draw:style-name="gr4" draw:text-style-name="P2" draw:layer="layout" draw:type="curve" draw:line-skew="-0.701cm" svg:x1="8.83cm" svg:y1="12.716cm" svg:x2="13.682cm" svg:y2="10.523cm" draw:start-shape="id7" draw:start-glue-point="1" draw:end-shape="id8" draw:end-glue-point="3" svg:d="m8830 12716c2587 0 162-2193 4852-2193">
          <text:p/>
        </draw:connector>
        <draw:connector draw:style-name="gr4" draw:text-style-name="P2" draw:layer="layout" draw:type="curve" draw:line-skew="-1.184cm" svg:x1="8.83cm" svg:y1="6.848cm" svg:x2="13.682cm" svg:y2="10.523cm" draw:start-shape="id9" draw:start-glue-point="1" draw:end-shape="id8" draw:end-glue-point="3" svg:d="m8830 6848c1863 0-563 3675 4852 3675">
          <text:p/>
        </draw:connector>
        <draw:connector draw:style-name="gr5" draw:text-style-name="P2" draw:layer="layout" draw:type="curve" draw:line-skew="-0.406cm" svg:x1="8.829cm" svg:y1="11.984cm" svg:x2="13.633cm" svg:y2="6.279cm" draw:start-shape="id10" draw:start-glue-point="1" draw:end-shape="id11" draw:end-glue-point="3" svg:d="m8829 11984c2994 0 592-5705 4804-5705">
          <text:p/>
        </draw:connector>
        <draw:connector draw:style-name="gr5" draw:text-style-name="P2" draw:layer="layout" draw:type="curve" draw:line-skew="-0.477cm" svg:x1="8.829cm" svg:y1="9.051cm" svg:x2="13.633cm" svg:y2="6.279cm" draw:start-shape="id12" draw:start-glue-point="1" draw:end-shape="id11" draw:end-glue-point="3" svg:d="m8829 9051c2887 0 486-2772 4804-2772">
          <text:p/>
        </draw:connector>
        <draw:rect draw:style-name="gr6" draw:text-style-name="P2" draw:layer="layout" svg:width="2.582cm" svg:height="2.891cm" svg:x="15.822cm" svg:y="4.251cm">
          <text:p/>
        </draw:rect>
        <draw:frame draw:style-name="gr7" draw:text-style-name="P2" draw:layer="layout" svg:width="1.388cm" svg:height="1.716cm" svg:x="16.447cm" svg:y="4.838cm">
          <draw:image xlink:href="Pictures/100000000000009A000000AA25BBAB6F.png" xlink:type="simple" xlink:show="embed" xlink:actuate="onLoad">
            <text:p/>
          </draw:image>
        </draw:frame>
        <draw:custom-shape draw:style-name="gr8" draw:text-style-name="P3" draw:id="id11" draw:layer="layout" svg:width="2.171cm" svg:height="0.609cm" svg:x="13.633cm" svg:y="5.975cm">
          <text:p text:style-name="P3"><text:span text:style-name="T1">Turn Off</text:span></text:p>
          <draw:enhanced-geometry svg:viewBox="0 0 21600 21600" draw:text-areas="0 0 21600 21600" draw:type="pentagon-right" draw:modifiers="18198.895027624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3" draw:id="id2" draw:layer="layout" svg:width="2.171cm" svg:height="0.609cm" svg:x="13.632cm" svg:y="4.732cm">
          <text:p text:style-name="P3"><text:span text:style-name="T1">Turn On</text:span></text:p>
          <draw:enhanced-geometry svg:viewBox="0 0 21600 21600" draw:text-areas="0 0 21600 21600" draw:type="pentagon-right" draw:modifiers="18198.895027624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6" draw:text-style-name="P2" draw:layer="layout" svg:width="2.54cm" svg:height="2.54cm" svg:x="4.109cm" svg:y="2.3cm">
          <text:p/>
        </draw:rect>
        <draw:frame draw:style-name="gr7" draw:text-style-name="P2" draw:layer="layout" svg:width="1.803cm" svg:height="1.803cm" svg:x="4.478cm" svg:y="2.669cm">
          <draw:image xlink:href="Pictures/1000000000000280000002806C947996.png" xlink:type="simple" xlink:show="embed" xlink:actuate="onLoad">
            <text:p/>
          </draw:image>
        </draw:frame>
        <draw:frame draw:style-name="gr7" draw:text-style-name="P2" draw:layer="layout" svg:width="1.803cm" svg:height="1.803cm" svg:x="4.478cm" svg:y="2.669cm">
          <draw:image xlink:href="Pictures/1000000000000280000002806C947996.png" xlink:type="simple" xlink:show="embed" xlink:actuate="onLoad">
            <text:p/>
          </draw:image>
        </draw:frame>
        <draw:custom-shape draw:style-name="gr8" draw:text-style-name="P3" draw:id="id1" draw:layer="layout" svg:width="2.171cm" svg:height="0.609cm" svg:x="6.658cm" svg:y="2.877cm">
          <text:p text:style-name="P3"><text:span text:style-name="T1">Pushed</text:span></text:p>
          <draw:enhanced-geometry svg:viewBox="0 0 21600 21600" draw:text-areas="0 0 21600 21600" draw:type="pentagon-right" draw:modifiers="18198.895027624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3" draw:id="id4" draw:layer="layout" svg:width="2.171cm" svg:height="0.609cm" svg:x="6.659cm" svg:y="3.609cm">
          <text:p text:style-name="P3"><text:span text:style-name="T1">Pushed</text:span></text:p>
          <draw:enhanced-geometry svg:viewBox="0 0 21600 21600" draw:text-areas="0 0 21600 21600" draw:type="pentagon-right" draw:modifiers="18198.895027624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6" draw:text-style-name="P2" draw:layer="layout" svg:width="2.54cm" svg:height="2.54cm" svg:x="4.109cm" svg:y="11.103cm">
          <text:p/>
        </draw:rect>
        <draw:frame draw:style-name="gr7" draw:text-style-name="P2" draw:layer="layout" svg:width="1.803cm" svg:height="1.803cm" svg:x="4.478cm" svg:y="11.472cm">
          <draw:image xlink:href="Pictures/1000000000000280000002806C947996.png" xlink:type="simple" xlink:show="embed" xlink:actuate="onLoad">
            <text:p/>
          </draw:image>
        </draw:frame>
        <draw:frame draw:style-name="gr7" draw:text-style-name="P2" draw:layer="layout" svg:width="1.803cm" svg:height="1.803cm" svg:x="4.478cm" svg:y="11.472cm">
          <draw:image xlink:href="Pictures/1000000000000280000002806C947996.png" xlink:type="simple" xlink:show="embed" xlink:actuate="onLoad">
            <text:p/>
          </draw:image>
        </draw:frame>
        <draw:custom-shape draw:style-name="gr8" draw:text-style-name="P3" draw:id="id10" draw:layer="layout" svg:width="2.171cm" svg:height="0.609cm" svg:x="6.658cm" svg:y="11.68cm">
          <text:p text:style-name="P3"><text:span text:style-name="T1">Pushed</text:span></text:p>
          <draw:enhanced-geometry svg:viewBox="0 0 21600 21600" draw:text-areas="0 0 21600 21600" draw:type="pentagon-right" draw:modifiers="18198.895027624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3" draw:id="id7" draw:layer="layout" svg:width="2.171cm" svg:height="0.609cm" svg:x="6.659cm" svg:y="12.412cm">
          <text:p text:style-name="P3"><text:span text:style-name="T1">Pushed</text:span></text:p>
          <draw:enhanced-geometry svg:viewBox="0 0 21600 21600" draw:text-areas="0 0 21600 21600" draw:type="pentagon-right" draw:modifiers="18198.895027624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6" draw:text-style-name="P2" draw:layer="layout" svg:width="2.54cm" svg:height="2.54cm" svg:x="4.109cm" svg:y="8.17cm">
          <text:p/>
        </draw:rect>
        <draw:frame draw:style-name="gr7" draw:text-style-name="P2" draw:layer="layout" svg:width="1.803cm" svg:height="1.803cm" svg:x="4.478cm" svg:y="8.539cm">
          <draw:image xlink:href="Pictures/1000000000000280000002806C947996.png" xlink:type="simple" xlink:show="embed" xlink:actuate="onLoad">
            <text:p/>
          </draw:image>
        </draw:frame>
        <draw:frame draw:style-name="gr7" draw:text-style-name="P2" draw:layer="layout" svg:width="1.803cm" svg:height="1.803cm" svg:x="4.478cm" svg:y="8.539cm">
          <draw:image xlink:href="Pictures/1000000000000280000002806C947996.png" xlink:type="simple" xlink:show="embed" xlink:actuate="onLoad">
            <text:p/>
          </draw:image>
        </draw:frame>
        <draw:custom-shape draw:style-name="gr8" draw:text-style-name="P3" draw:id="id12" draw:layer="layout" svg:width="2.171cm" svg:height="0.609cm" svg:x="6.658cm" svg:y="8.747cm">
          <text:p text:style-name="P3"><text:span text:style-name="T1">Pushed</text:span></text:p>
          <draw:enhanced-geometry svg:viewBox="0 0 21600 21600" draw:text-areas="0 0 21600 21600" draw:type="pentagon-right" draw:modifiers="18198.895027624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3" draw:id="id6" draw:layer="layout" svg:width="2.171cm" svg:height="0.609cm" svg:x="6.659cm" svg:y="9.479cm">
          <text:p text:style-name="P3"><text:span text:style-name="T1">Pushed</text:span></text:p>
          <draw:enhanced-geometry svg:viewBox="0 0 21600 21600" draw:text-areas="0 0 21600 21600" draw:type="pentagon-right" draw:modifiers="18198.895027624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6" draw:text-style-name="P2" draw:layer="layout" svg:width="2.54cm" svg:height="2.54cm" svg:x="4.109cm" svg:y="5.235cm">
          <text:p/>
        </draw:rect>
        <draw:frame draw:style-name="gr7" draw:text-style-name="P2" draw:layer="layout" svg:width="1.803cm" svg:height="1.803cm" svg:x="4.478cm" svg:y="5.604cm">
          <draw:image xlink:href="Pictures/1000000000000280000002806C947996.png" xlink:type="simple" xlink:show="embed" xlink:actuate="onLoad">
            <text:p/>
          </draw:image>
        </draw:frame>
        <draw:frame draw:style-name="gr7" draw:text-style-name="P2" draw:layer="layout" svg:width="1.803cm" svg:height="1.803cm" svg:x="4.478cm" svg:y="5.604cm">
          <draw:image xlink:href="Pictures/1000000000000280000002806C947996.png" xlink:type="simple" xlink:show="embed" xlink:actuate="onLoad">
            <text:p/>
          </draw:image>
        </draw:frame>
        <draw:custom-shape draw:style-name="gr8" draw:text-style-name="P3" draw:id="id3" draw:layer="layout" svg:width="2.171cm" svg:height="0.609cm" svg:x="6.658cm" svg:y="5.812cm">
          <text:p text:style-name="P3"><text:span text:style-name="T1">Pushed</text:span></text:p>
          <draw:enhanced-geometry svg:viewBox="0 0 21600 21600" draw:text-areas="0 0 21600 21600" draw:type="pentagon-right" draw:modifiers="18198.895027624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3" draw:id="id9" draw:layer="layout" svg:width="2.171cm" svg:height="0.609cm" svg:x="6.659cm" svg:y="6.544cm">
          <text:p text:style-name="P3"><text:span text:style-name="T1">Pushed</text:span></text:p>
          <draw:enhanced-geometry svg:viewBox="0 0 21600 21600" draw:text-areas="0 0 21600 21600" draw:type="pentagon-right" draw:modifiers="18198.895027624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6" draw:text-style-name="P2" draw:layer="layout" svg:width="2.582cm" svg:height="2.891cm" svg:x="15.871cm" svg:y="8.495cm">
          <text:p/>
        </draw:rect>
        <draw:frame draw:style-name="gr7" draw:text-style-name="P2" draw:layer="layout" svg:width="1.388cm" svg:height="1.716cm" svg:x="16.496cm" svg:y="9.082cm">
          <draw:image xlink:href="Pictures/100000000000009A000000AA25BBAB6F.png" xlink:type="simple" xlink:show="embed" xlink:actuate="onLoad">
            <text:p/>
          </draw:image>
        </draw:frame>
        <draw:custom-shape draw:style-name="gr8" draw:text-style-name="P3" draw:id="id8" draw:layer="layout" svg:width="2.171cm" svg:height="0.609cm" svg:x="13.682cm" svg:y="10.219cm">
          <text:p text:style-name="P3"><text:span text:style-name="T1">Turn Off</text:span></text:p>
          <draw:enhanced-geometry svg:viewBox="0 0 21600 21600" draw:text-areas="0 0 21600 21600" draw:type="pentagon-right" draw:modifiers="18198.895027624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3" draw:id="id5" draw:layer="layout" svg:width="2.171cm" svg:height="0.609cm" svg:x="13.681cm" svg:y="8.976cm">
          <text:p text:style-name="P3"><text:span text:style-name="T1">Turn On</text:span></text:p>
          <draw:enhanced-geometry svg:viewBox="0 0 21600 21600" draw:text-areas="0 0 21600 21600" draw:type="pentagon-right" draw:modifiers="18198.895027624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10-06-06T22:53:52</dc:date>
    <dc:creator>David Harris</dc:creator>
    <meta:editing-duration>PT01H14M29S</meta:editing-duration>
    <meta:editing-cycles>16</meta:editing-cycles>
    <meta:generator>OpenOffice.org/3.1$Unix OpenOffice.org_project/310m11$Build-9399</meta:generator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